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ES JOAN RAMIS I RAMIS</text:p>
      <text:p text:style-name="Standard"/>
      <text:p text:style-name="Standard"/>
      <text:p text:style-name="Standard">Sr. Rafael Trujillano Gonzalez</text:p>
      <text:p text:style-name="Standard">Directiva Joan Ramis i Ramis</text:p>
      <text:p text:style-name="Standard">Av. Vives Llull</text:p>
      <text:p text:style-name="Standard">Maó, Illes Balears</text:p>
      <text:p text:style-name="Standard"/>
      <text:p text:style-name="Standard"/>
      <text:p text:style-name="Standard">Bon dia,</text:p>
      <text:p text:style-name="Standard"/>
      <text:p text:style-name="Standard">Un sol.licitem a ser possible una comanda de 2 Mulifuncions que necessitem per el centre.</text:p>
      <text:p text:style-name="Standard">Esperem la vostra confiramció el més aviat possible.</text:p>
      <text:p text:style-name="Standard"/>
      <text:p text:style-name="Standard">Salutacios</text:p>
      <text:p text:style-name="Standard"/>
      <text:p text:style-name="Standard"/>
      <text:p text:style-name="Standard">Directiva</text:p>
      <text:p text:style-name="Standard">Joan Ramis i Ramis</text:p>
      <text:p text:style-name="Standard"/>
      <text:p text:style-name="Standard">Maó, 8 de Novembre de 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06:53.005532143</meta:creation-date>
    <dc:date>2024-11-15T12:07:51.029606977</dc:date>
    <meta:editing-duration>PT59S</meta:editing-duration>
    <meta:editing-cycles>1</meta:editing-cycles>
    <meta:document-statistic meta:table-count="0" meta:image-count="0" meta:object-count="0" meta:page-count="1" meta:paragraph-count="12" meta:word-count="57" meta:character-count="325" meta:non-whitespace-character-count="280"/>
    <meta:generator>LibreOffice/24.2.6.2$Linux_X86_64 LibreOffice_project/420$Build-2</meta:generator>
  </office:meta>
</office:document-meta>
</file>